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5.953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fo:border="0.06pt solid #000000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0000" fo:border="0.06pt solid #000000"/>
    </style:style>
    <style:style style:name="ce54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5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14" table:default-cell-style-name="Default"/>
        <table:table-column table:style-name="co7" table:number-columns-repeated="58" table:default-cell-style-name="Default"/>
        <table:table-column table:style-name="co7" table:default-cell-style-name="ce3"/>
        <table:table-column table:style-name="co7" table:number-columns-repeated="8" table:default-cell-style-name="Default"/>
        <table:table-column table:style-name="co7" table:default-cell-style-name="ce56"/>
        <table:table-column table:style-name="co7" table:number-columns-repeated="2" table:default-cell-style-name="Default"/>
        <table:table-column table:style-name="co1" table:number-columns-repeated="159" table:default-cell-style-name="Default"/>
        <table:table-column table:style-name="co6" table:number-columns-repeated="775" table:default-cell-style-name="Default"/>
        <table:table-row table:style-name="ro1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0"/>
          <table:covered-table-cell table:number-columns-repeated="8" table:style-name="ce35"/>
          <table:covered-table-cell table:style-name="ce53"/>
          <table:covered-table-cell table:number-columns-repeated="2" table:style-name="ce35"/>
          <table:table-cell table:number-columns-repeated="934"/>
        </table:table-row>
        <table:table-row table:style-name="ro1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0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3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3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3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2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1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3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3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4"/>
          <table:table-cell table:style-name="ce12"/>
          <table:table-cell table:style-name="ce26"/>
          <table:table-cell table:style-name="ce12" table:number-columns-repeated="934"/>
        </table:table-row>
        <table:table-row table:style-name="ro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3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3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4"/>
          <table:table-cell table:style-name="ce12"/>
          <table:table-cell table:style-name="ce26"/>
          <table:table-cell table:style-name="ce12" table:number-columns-repeated="934"/>
        </table:table-row>
        <table:table-row table:style-name="ro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3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1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3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3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4"/>
          <table:table-cell table:style-name="ce12"/>
          <table:table-cell table:style-name="ce26"/>
          <table:table-cell table:style-name="ce12" table:number-columns-repeated="934"/>
        </table:table-row>
        <table:table-row table:style-name="ro3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5"/>
          <table:table-cell table:style-name="ce27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2"/>
          <table:table-cell table:style-name="ce25" table:number-columns-repeated="2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3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4"/>
          <table:table-cell table:style-name="ce12"/>
          <table:table-cell table:style-name="ce26"/>
          <table:table-cell table:style-name="ce12" table:number-columns-repeated="934"/>
        </table:table-row>
        <table:table-row table:style-name="ro3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3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3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7"/>
          <table:table-cell table:style-name="ce7"/>
          <table:table-cell table:style-name="ce25"/>
          <table:table-cell table:style-name="ce7" table:number-columns-repeated="934"/>
        </table:table-row>
        <table:table-row table:style-name="ro3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4"/>
          <table:table-cell table:style-name="ce12"/>
          <table:table-cell table:style-name="ce26"/>
          <table:table-cell table:style-name="ce12" table:number-columns-repeated="934"/>
        </table:table-row>
        <table:table-row table:style-name="ro3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6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1" svg:width="2.899cm" svg:height="0.991cm" svg:x="7.664cm" svg:y="44.893cm" draw:caption-point-x="-0.61cm" draw:caption-point-y="1.51cm">
              <dc:date>2013-05-25T00:00:00</dc:date>
              <text:p text:style-name="P1">Revoir diag sequence RF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1" svg:width="2.899cm" svg:height="0.991cm" svg:x="7.664cm" svg:y="54.447cm" draw:caption-point-x="-0.61cm" draw:caption-point-y="1.51cm">
              <dc:date>2013-05-25T00:00:00</dc:date>
              <text:p text:style-name="P1">Revoir diag séquence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1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4"/>
          <table:table-cell table:style-name="ce12"/>
          <table:table-cell table:style-name="ce26"/>
          <table:table-cell table:style-name="ce12" table:number-columns-repeated="934"/>
        </table:table-row>
        <table:table-row table:style-name="ro3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3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3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3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3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3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3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3" table:number-rows-repeated="1048362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5T17:42:03</dc:date>
    <dc:creator>Claire Zuliani</dc:creator>
    <meta:editing-duration>PT40M23S</meta:editing-duration>
    <meta:editing-cycles>2</meta:editing-cycles>
    <meta:generator>LibreOffice/3.5$Linux_x86 LibreOffice_project/350m1$Build-2</meta:generator>
    <meta:document-statistic meta:table-count="3" meta:cell-count="261" meta:object-count="0"/>
  </office:meta>
</office:document-meta>
</file>